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167fc4" officeooo:paragraph-rsid="00167fc4" style:font-size-asian="14pt" style:font-style-asian="italic" style:font-weight-asian="bold" style:font-size-complex="16pt" style:font-style-complex="italic" style:font-weight-complex="bold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6cm" style:auto-text-indent="false" style:page-number="auto" fo:background-color="transparent"/>
      <style:text-properties fo:font-size="12pt" officeooo:rsid="00142583" officeooo:paragraph-rsid="00151a83" style:font-size-asian="12pt" style:font-size-complex="12pt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.6cm" style:auto-text-indent="false" fo:background-color="transparent"/>
      <style:text-properties fo:font-size="12pt" officeooo:rsid="00142583" officeooo:paragraph-rsid="00151a83" style:font-size-asian="12pt" style:font-size-complex="12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.6cm" style:auto-text-indent="false" fo:background-color="transparent"/>
      <style:text-properties fo:font-size="12pt" officeooo:rsid="00160c74" officeooo:paragraph-rsid="00160c74" style:font-size-asian="12pt" style:font-size-complex="12pt"/>
    </style:style>
    <style:style style:name="P6" style:family="paragraph" style:parent-style-name="Standard">
      <loext:graphic-properties draw:fill="none"/>
      <style:paragraph-properties fo:margin-left="0cm" fo:margin-right="0cm" fo:text-align="end" style:justify-single-word="false" fo:text-indent="0.6cm" style:auto-text-indent="false" fo:background-color="transparent"/>
      <style:text-properties fo:font-size="12pt" officeooo:rsid="00160c74" officeooo:paragraph-rsid="00160c74" style:font-size-asian="12pt" style:font-size-complex="12pt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6cm" style:auto-text-indent="false" style:page-number="auto" fo:background-color="transparent"/>
      <style:text-properties fo:font-size="12pt" officeooo:rsid="00142583" officeooo:paragraph-rsid="00167fc4" style:font-size-asian="12pt" style:font-size-complex="12pt"/>
    </style:style>
    <style:style style:name="T1" style:family="text">
      <style:text-properties officeooo:rsid="00151a83"/>
    </style:style>
    <style:style style:name="T2" style:family="text">
      <style:text-properties officeooo:rsid="00160c74"/>
    </style:style>
    <style:style style:name="T3" style:family="text">
      <style:text-properties officeooo:rsid="00167f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ajando con los números</text:p>
      <text:p text:style-name="P1"/>
      <text:p text:style-name="P7">“EL HOMBRE QUE <text:span text:style-name="T3">CALCULA</text:span>BA” es una novela de Malba Tahan, profesor de matemática brasileño. <text:span text:style-name="T3">Situada en el antiguo imperio persa,</text:span> cuanta la historia de <text:span text:style-name="T1">un viajero bagdadí y como conoce a Beremiz Samir , o “el hombre que calculaba”, como el lo llama. Estos dos hombre comparten una increíble historia llena de problemas, los cuales son resueltos por “el hombre que calculaba”. <text:s/></text:span></text:p>
      <text:p text:style-name="P3"><text:span text:style-name="T1">Samir es un hombre sabio e inteligente, quien se gano su apodo gracias a su habilidad con los números y la resolución de problemas. A pesar de <text:s/>su increíble facilidad en este tipo de actividades, su sabiduría se le atribuye, también, a la forma de pensar. El no solo resolvía los problemas matemáticos, sino también, lograba hacer sentir bien a la gente. Es un hombre noble que no busca mas que vivir una vida tranquila y plena, y poder ayudar a los demás. </text:span></text:p>
      <text:p text:style-name="P4"><text:span text:style-name="T1">Un gran ejemplo de la bondad de Samir es el capitulo IV, en el cual distingue la división simple, la cierta y la perfecta. De este capitulo se pueden aprender dos valiosas lecciones, la primera es que no siempre lo mas rápido es lo mejor o mas acertado, aveces hay que analizar las cosas con mas cuidado para comprenderlas mejor. Y la segunda lección es a cerca de a bondad, nos muestra como el hombre que calculaba decide que la mejor forma de dividir las ganancias es <text:s/>la mitad para cada uno, aunque el gane menos de esta forma, porque el y su compañero merecen lo mismo sin importar quien aporto mas, ambos aportaron.</text:span></text:p>
      <text:p text:style-name="P5">En mi opinión este es un gran libro ya que no solo logra envolverte en el mundo de la matemática, sino que también te enseña valores como el compañerismo y la bondad. Mustra como <text:s/>hasta un hombre con las habilidades para destacar y conseguir lo que quiera, como Samir, es gentil y generosos.</text:p>
      <text:p text:style-name="P5"/>
      <text:p text:style-name="P6">Julián Porti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20:21:40.065441984</meta:creation-date>
    <dc:date>2017-11-07T21:04:30.799410493</dc:date>
    <meta:editing-duration>PT8M30S</meta:editing-duration>
    <meta:editing-cycles>1</meta:editing-cycles>
    <meta:document-statistic meta:table-count="0" meta:image-count="0" meta:object-count="0" meta:page-count="1" meta:paragraph-count="6" meta:word-count="318" meta:character-count="1781" meta:non-whitespace-character-count="1463"/>
    <meta:generator>LibreOffice/5.1.6.2$Linux_X86_64 LibreOffice_project/10m0$Build-2</meta:generator>
  </office:meta>
</office:document-meta>
</file>